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3pt" fo:font-weight="bold" style:font-name-asian="Verdana" style:font-size-asian="13pt" style:font-weight-asian="bold" style:font-name-complex="Verdana" style:font-size-complex="13pt"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4" style:family="paragraph" style:parent-style-name="Standard" style:list-style-name="">
      <style:paragraph-properties style:line-height-at-least="0.25in" fo:text-align="start" style:justify-single-word="false" style:text-autospace="none"/>
      <style:text-properties fo:color="#999999"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5" style:family="paragraph" style:parent-style-name="Standard">
      <style:text-properties fo:font-size="15pt" style:font-size-asian="15pt" style:font-size-complex="15pt"/>
    </style:style>
    <style:style style:name="P6" style:family="paragraph" style:parent-style-name="Standard" style:list-style-name="">
      <style:paragraph-properties fo:margin-top="0in" fo:margin-bottom="0.1665in" style:line-height-at-least="0.25in" fo:text-align="start" style:justify-single-word="false" style:text-autospace="none"/>
      <style:text-properties style:use-window-font-color="true" style:font-name="Verdana" fo:font-size="18pt" style:font-name-asian="Verdana" style:font-size-asian="18pt" style:font-name-complex="Verdana" style:font-size-complex="18pt"/>
    </style:style>
    <style:style style:name="P7"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3pt" fo:font-style="italic" fo:font-weight="normal" style:font-name-asian="Verdana" style:font-size-asian="13pt" style:font-style-asian="italic" style:font-weight-asian="normal" style:font-name-complex="Verdana" style:font-size-complex="13pt" style:font-style-complex="italic" style:font-weight-complex="normal"/>
    </style:style>
    <style:style style:name="P8"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9"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11"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5pt" style:font-size-asian="15pt" style:font-size-complex="15pt"/>
    </style:style>
    <style:style style:name="P12" style:family="paragraph" style:parent-style-name="Standard" style:list-style-name="">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5pt" style:font-size-asian="15pt" style:font-size-complex="15pt"/>
    </style:style>
    <style:style style:name="P13"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5pt" style:font-size-asian="15pt" style:font-size-complex="15pt"/>
    </style:style>
    <style:style style:name="P14"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5pt" style:font-size-asian="15pt" style:font-size-complex="15pt"/>
    </style:style>
    <style:style style:name="T1"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2"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3" style:family="text">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T4" style:family="text">
      <style:text-properties style:use-window-font-color="true" style:font-name="Verdana" fo:font-size="14pt" fo:font-style="normal" fo:font-weight="bold" style:font-name-asian="Verdana" style:font-size-asian="14pt" style:font-style-asian="normal" style:font-weight-asian="bold" style:font-name-complex="Verdana" style:font-size-complex="14pt" style:font-style-complex="normal" style:font-weight-complex="bold"/>
    </style:style>
    <style:style style:name="T5"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6"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icy Mexican Shredded Pork Tostadas (Tinga) With Chorizo</text:p>
      <text:p text:style-name="P1">Serves 4 to 6</text:p>
      <text:p text:style-name="P7">In all, the trimmed pork should weigh about 2½ pounds—1 1/2 pounds for the tinga and 1 pound for the chorizo mixture. Tinga is traditionally served on tostadas (crisp fried corn tortillas), but you can also use the meat in tacos and burritos or simply served over rice. Make sure to buy tortillas made only with corn, lime, and salt—preservatives will compromise quality. For tips on baking tostadas, see How to Bake Tostadas (related). Our winning brand of ready-made tostadas, Mission, is also an excellent choice. We prefer the complex flavor of chipotle powder, but two minced canned chipotle chiles can be used in its place. The pork can be prepared through step 1 and refrigerated in an airtight container for 2 days. The tostadas can be made up to a day in advance and stored in an airtight container.</text:p>
      <text:p text:style-name="P2">INGREDIENTS</text:p>
      <text:p text:style-name="P2">TINGA</text:p>
      <text:p text:style-name="P11"><text:span text:style-name="T5"><text:tab/><text:tab/>2 </text:span><text:span text:style-name="T6">pounds boneless pork butt , trimmed of excess fat and cut into 1-inch pieces (see note)</text:span></text:p>
      <text:p text:style-name="P11"><text:span text:style-name="T5"><text:tab/><text:tab/>2 </text:span><text:span text:style-name="T6">medium onions , 1 quartered and 1 chopped fine</text:span></text:p>
      <text:p text:style-name="P11"><text:span text:style-name="T5"><text:tab/><text:tab/>5 </text:span><text:span text:style-name="T6">medium garlic cloves , 3 peeled and smashed and 2 minced or pressed through garlic press (about 2 teaspoons)</text:span></text:p>
      <text:p text:style-name="P11"><text:span text:style-name="T5"><text:tab/><text:tab/>4 </text:span><text:span text:style-name="T6">sprigs fresh thyme</text:span></text:p>
      <text:p text:style-name="P11"><text:span text:style-name="T5"><text:tab/> <text:s text:c="5"/></text:span><text:span text:style-name="T6">Table salt</text:span></text:p>
      <text:p text:style-name="P11"><text:span text:style-name="T5"><text:tab/><text:tab/>2 </text:span><text:span text:style-name="T6">tablespoons olive oil</text:span></text:p>
      <text:p text:style-name="P11"><text:span text:style-name="T5"><text:tab/><text:tab/></text:span><text:span text:style-name="T5">½ </text:span><text:span text:style-name="T6">teaspoon dried oregano</text:span></text:p>
      <text:p text:style-name="P11"><text:span text:style-name="T5"><text:tab/><text:tab/>1</text:span><text:span text:style-name="T6">(14.5-ounce) can tomato sauce</text:span></text:p>
      <text:p text:style-name="P11"><text:span text:style-name="T5"><text:tab/><text:tab/>1 </text:span><text:span text:style-name="T6">tablespoon ground chipotle powder (see note)</text:span></text:p>
      <text:p text:style-name="P11"><text:span text:style-name="T5"><text:tab/><text:tab/>2</text:span><text:span text:style-name="T6"> bay leaves</text:span></text:p>
      <text:p text:style-name="P12"><text:span text:style-name="T6"><text:tab/><text:tab/></text:span><text:span text:style-name="T5">1</text:span><text:span text:style-name="T6"> pound chorizo</text:span></text:p>
      <text:p text:style-name="P8"><text:soft-page-break/></text:p>
      <text:p text:style-name="P2">TOSTADAS</text:p>
      <text:p text:style-name="P11"><text:span text:style-name="T5"><text:tab/><text:tab/>3/4</text:span><text:span text:style-name="T6">cup vegetable oil</text:span></text:p>
      <text:p text:style-name="P11"><text:span text:style-name="T5"><text:tab/><text:tab/>12</text:span><text:span text:style-name="T6">(6-inch) corn tortillas (see note)</text:span></text:p>
      <text:p text:style-name="P11"><text:span text:style-name="T5"><text:tab/><text:tab/> </text:span><text:span text:style-name="T6"> Table salt</text:span></text:p>
      <text:p text:style-name="P2">GARNISHES</text:p>
      <text:p text:style-name="P11"><text:span text:style-name="T5"><text:tab/><text:tab/> </text:span><text:span text:style-name="T6"> Queso fresco or feta cheese</text:span></text:p>
      <text:p text:style-name="P11"><text:span text:style-name="T5"><text:tab/><text:tab/> </text:span><text:span text:style-name="T6"> Fresh cilantro leaves</text:span></text:p>
      <text:p text:style-name="P11"><text:span text:style-name="T5"><text:tab/><text:tab/> </text:span><text:span text:style-name="T6"> Sour cream</text:span></text:p>
      <text:p text:style-name="P11"><text:span text:style-name="T5"><text:tab/><text:tab/> </text:span><text:span text:style-name="T6"> Diced avocado</text:span></text:p>
      <text:p text:style-name="P11"><text:span text:style-name="T5"><text:tab/><text:tab/> </text:span><text:span text:style-name="T6"> Lime wedges</text:span></text:p>
      <text:p text:style-name="P2">INSTRUCTIONS</text:p>
      <text:p text:style-name="P13"><text:span text:style-name="T5"><text:tab/><text:tab/>1. FOR THE TINGA:</text:span><text:span text:style-name="T6"> Bring 1 1/2 pounds of trimmed pork, quartered onion, smashed garlic cloves, thyme, 1 teaspoon salt, and 6 cups water to simmer in large saucepan over medium-high heat, skimming off any foam that rises to surface. Reduce heat to medium-low, partially cover, and cook until pork is tender, 75 to 90 minutes. Drain pork, reserving 1 cup cooking liquid. Discard onion, garlic, and thyme. Return pork to saucepan and, using potato masher, mash until shredded into rough ½-inch pieces (see Step-by-Step below); set aside. </text:span></text:p>
      <text:p text:style-name="P13"><text:span text:style-name="T5"><text:tab/><text:tab/>2.TO MAKE CHORIZO:</text:span><text:span text:style-name="T6"> Place remaining 1 pound of pork pieces on large plate in single layer and freeze until firm but still pliable, about 15 minutes. Once firm, toss pork with 1 teaspoon table salt, 1 tablespoon red wine vinegar, 1 teaspoon minced garlic, 1 1/4 teaspoons chili powder, 3/4 teaspoon hot paprika, 3/4 teaspoon chipotle powder, 3/4 teaspoon dried oregano, 1/4 teaspoon ground black pepper, and 1/8 teaspoon ground cumin in medium bowl. Place half of chorizo mixture in food processor and pulse until meat is finely chopped, 8 to 10 one-second pulses. Transfer to bowl and repeat with remaining chorizo mixture. </text:span></text:p>
      <text:p text:style-name="P13"><text:soft-page-break/><text:span text:style-name="T5"><text:tab/><text:tab/>3.</text:span><text:span text:style-name="T6"> Heat olive oil in 12-inch nonstick skillet over medium-high heat until shimmering. Add chorizo mixture; cook, stirring occasionally, until slightly crisp and no longer pink, 3 to 5 minutes. Transfer meat to paper-towel lined plate, leaving rendered fat in skillet. Add shredded pork (from step 1), chopped onion, and oregano; cook, stirring often, until pork is well browned and crisp, 7 to 10 minutes. Add minced garlic and cook until fragrant, about 30 seconds. </text:span></text:p>
      <text:p text:style-name="P13"><text:span text:style-name="T5"><text:tab/><text:tab/>4.</text:span><text:span text:style-name="T6"> Stir in tomato sauce, chipotle powder, reserved pork cooking liquid, chorizo mixture, and bay leaves; simmer until almost all liquid has evaporated, 5 to 7 minutes. Remove and discard bay leaves and season with salt to taste. </text:span></text:p>
      <text:p text:style-name="P13"><text:span text:style-name="T5"><text:tab/><text:tab/>5. TO FRY TOSTADAS:</text:span><text:span text:style-name="T6"> Heat vegetable oil in 8-inch heavy-bottomed skillet over medium heat to 350 degrees. Using fork, poke center of each tortilla 3 or 4 times (to prevent puffing and allow for even cooking). Fry 1 at a time, holding metal potato masher in upright position on top of tortilla to keep it submerged (see photo below), until crisp and lightly browned, 45 to 60 seconds (no flipping is necessary). Drain on paper towel-lined plate and season with salt to taste. Repeat with remaining tortillas.</text:span></text:p>
      <text:p text:style-name="P13"><text:span text:style-name="T5"><text:tab/><text:tab/>6. TO SERVE:</text:span><text:span text:style-name="T6"> Spoon small amount of shredded pork onto center of each tostada and serve, passing garnishes separately.</text:span></text:p>
      <text:p text:style-name="P3">TECHNIQUE</text:p>
      <text:p text:style-name="P10"><text:tab/><text:tab/>CRISP-TENDER MEXICAN SHREDDED PORK </text:p>
      <text:p text:style-name="P14"><text:span text:style-name="T5"><text:tab/><text:tab/>1. SIMMER AND DRAIN</text:span><text:span text:style-name="T6">  Simmer pork with aromatics to infuse with vegetal flavors. Drain, reserving 1 cup of liquid. </text:span></text:p>
      <text:p text:style-name="P9"><text:tab/><text:tab/></text:p>
      <text:p text:style-name="P14"><text:span text:style-name="T5"><text:tab/><text:tab/>2. SHRED</text:span><text:span text:style-name="T6">  Mash pork with potato masher to maximize surface area for browning. </text:span></text:p>
      <text:p text:style-name="P9"><text:tab/><text:tab/></text:p>
      <text:p text:style-name="P14"><text:soft-page-break/><text:span text:style-name="T5"><text:tab/><text:tab/>3. SAUTÉ AND BRAISE</text:span><text:span text:style-name="T6">  Cook pork with onions and oregano until exterior is deeply brown and crisp, then simmer in sauce. </text:span></text:p>
      <text:p text:style-name="P3">TECHNIQUE</text:p>
      <text:p text:style-name="P10"><text:tab/><text:tab/>WEIGHING DOWN TOSTADAS </text:p>
      <text:p text:style-name="P14"><text:span text:style-name="T5"><text:tab/><text:tab/>MULTITASKING MASHER</text:span><text:span text:style-name="T6">  A potato masher makes frying tostadas a breeze. Stood upright, it keeps the tortilla fully submerged in the hot oil, eliminating the need for flipping. </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24T11:13:29</meta:creation-date>
    <meta:document-statistic meta:table-count="0" meta:image-count="0" meta:object-count="0" meta:page-count="4" meta:paragraph-count="43" meta:word-count="760" meta:character-count="4617"/>
    <dc:date>2012-07-24T11:19:02</dc:date>
    <dc:creator>Robert Houk</dc:creator>
    <meta:editing-duration>PT00H05M36S</meta:editing-duration>
    <meta:editing-cycles>1</meta:editing-cycles>
    <meta:generator>OpenOffice.org/3.2$Unix OpenOffice.org_project/320m18$Build-9502</meta:generator>
  </office:meta>
</office:document-meta>
</file>